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ste párrafo no se toca</text:p>
      <text:p text:style-name="Standard"><office:annotation><dc:creator>Juan León</dc:creator><dc:date>2012-06-12T19:42:49</dc:date><text:p text:style-name="P1"><text:span text:style-name="T1">do text if flag</text:span></text:p></office:annotation>Este cae</text:p>
      <text:p text:style-name="Standard">Este otro tampoco se toc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León</meta:initial-creator>
    <meta:creation-date>2012-06-12T19:42:05</meta:creation-date>
    <dc:date>2012-06-12T19:59:17</dc:date>
    <dc:creator>Juan León</dc:creator>
    <meta:editing-duration>PT26S</meta:editing-duration>
    <meta:editing-cycles>4</meta:editing-cycles>
    <meta:generator>LibreOffice/3.5$Linux_x86 LibreOffice_project/350m1$Build-2</meta:generator>
    <meta:document-statistic meta:table-count="0" meta:image-count="0" meta:object-count="0" meta:page-count="1" meta:paragraph-count="3" meta:word-count="13" meta:character-count="58" meta:non-whitespace-character-count="49"/>
  </office:meta>
</office:document-meta>
</file>